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52bcd"/>
    </style:style>
    <style:style style:name="P2" style:family="paragraph" style:parent-style-name="Standard">
      <style:text-properties officeooo:paragraph-rsid="0016d3b9"/>
    </style:style>
    <style:style style:name="P3" style:family="paragraph" style:parent-style-name="Standard">
      <style:text-properties officeooo:paragraph-rsid="00190097"/>
    </style:style>
    <style:style style:name="P4" style:family="paragraph" style:parent-style-name="Standard">
      <style:text-properties officeooo:paragraph-rsid="001a0e4e"/>
    </style:style>
    <style:style style:name="P5" style:family="paragraph" style:parent-style-name="Standard">
      <style:text-properties fo:font-style="italic" officeooo:paragraph-rsid="001a4e03" style:font-style-asian="italic" style:font-style-complex="italic"/>
    </style:style>
    <style:style style:name="P6" style:family="paragraph" style:parent-style-name="Standard">
      <style:text-properties fo:font-style="italic" officeooo:paragraph-rsid="001c238a" style:font-style-asian="italic" style:font-style-complex="italic"/>
    </style:style>
    <style:style style:name="P7" style:family="paragraph" style:parent-style-name="Standard">
      <style:text-properties fo:font-style="italic" officeooo:paragraph-rsid="001cd4dc" style:font-style-asian="italic" style:font-style-complex="italic"/>
    </style:style>
    <style:style style:name="P8" style:family="paragraph" style:parent-style-name="Standard">
      <style:text-properties fo:font-style="italic" officeooo:paragraph-rsid="001e32b9" style:font-style-asian="italic" style:font-style-complex="italic"/>
    </style:style>
    <style:style style:name="P9" style:family="paragraph" style:parent-style-name="Standard">
      <style:text-properties fo:font-style="italic" officeooo:paragraph-rsid="0021e801" style:font-style-asian="italic" style:font-style-complex="italic"/>
    </style:style>
    <style:style style:name="P10" style:family="paragraph" style:parent-style-name="Standard">
      <style:text-properties fo:font-style="italic" officeooo:paragraph-rsid="00225262" style:font-style-asian="italic" style:font-style-complex="italic"/>
    </style:style>
    <style:style style:name="P11" style:family="paragraph" style:parent-style-name="Standard">
      <style:text-properties fo:font-style="italic" officeooo:paragraph-rsid="00252a08" style:font-style-asian="italic" style:font-style-complex="italic"/>
    </style:style>
    <style:style style:name="P12" style:family="paragraph" style:parent-style-name="Text_20_body" style:list-style-name="L1"/>
    <style:style style:name="P13" style:family="paragraph" style:parent-style-name="Text_20_body">
      <style:text-properties fo:font-style="italic" officeooo:paragraph-rsid="001a4e03" style:font-style-asian="italic" style:font-style-complex="italic"/>
    </style:style>
    <style:style style:name="P14" style:family="paragraph" style:parent-style-name="Text_20_body">
      <style:text-properties fo:font-style="italic" officeooo:paragraph-rsid="001b2f94" style:font-style-asian="italic" style:font-style-complex="italic"/>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paragraph-properties fo:margin-top="0cm" fo:margin-bottom="0cm" style:contextual-spacing="false"/>
    </style:style>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paragraph-properties fo:margin-top="0cm" fo:margin-bottom="0cm" style:contextual-spacing="false"/>
    </style:style>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style:paragraph-properties fo:margin-top="0cm" fo:margin-bottom="0cm" style:contextual-spacing="false"/>
    </style:style>
    <style:style style:name="P34" style:family="paragraph" style:parent-style-name="Text_20_body" style:list-style-name="L19">
      <style:paragraph-properties fo:margin-top="0cm" fo:margin-bottom="0cm" style:contextual-spacing="false"/>
    </style:style>
    <style:style style:name="P35" style:family="paragraph" style:parent-style-name="Text_20_body" style:list-style-name="L20">
      <style:paragraph-properties fo:margin-top="0cm" fo:margin-bottom="0cm" style:contextual-spacing="false"/>
    </style:style>
    <style:style style:name="P36" style:family="paragraph" style:parent-style-name="Text_20_body" style:list-style-name="L21">
      <style:paragraph-properties fo:margin-top="0cm" fo:margin-bottom="0cm" style:contextual-spacing="false"/>
    </style:style>
    <style:style style:name="P37" style:family="paragraph" style:parent-style-name="Heading_20_3">
      <style:text-properties fo:font-style="italic" officeooo:paragraph-rsid="00225262" style:font-style-asian="italic" style:font-style-complex="italic"/>
    </style:style>
    <style:style style:name="P38" style:family="paragraph" style:parent-style-name="List_20_Contents">
      <style:text-properties fo:font-style="italic" officeooo:paragraph-rsid="002013ef" style:font-style-asian="italic" style:font-style-complex="italic"/>
    </style:style>
    <style:style style:name="P39" style:family="paragraph" style:parent-style-name="Heading_20_2">
      <style:text-properties fo:font-style="italic" officeooo:paragraph-rsid="001a4e03" style:font-style-asian="italic" style:font-style-complex="italic"/>
    </style:style>
    <style:style style:name="P40" style:family="paragraph" style:parent-style-name="Preformatted_20_Text">
      <style:paragraph-properties fo:margin-top="0cm" fo:margin-bottom="0.499cm" style:contextual-spacing="false"/>
    </style:style>
    <style:style style:name="T1" style:family="text">
      <style:text-properties officeooo:rsid="00152bcd"/>
    </style:style>
    <style:style style:name="T2" style:family="text">
      <style:text-properties officeooo:rsid="0016d3b9"/>
    </style:style>
    <style:style style:name="T3" style:family="text">
      <style:text-properties officeooo:rsid="0017c42f"/>
    </style:style>
    <style:style style:name="T4" style:family="text">
      <style:text-properties officeooo:rsid="00184d7c"/>
    </style:style>
    <style:style style:name="T5" style:family="text">
      <style:text-properties officeooo:rsid="00190097"/>
    </style:style>
    <style:style style:name="T6" style:family="text">
      <style:text-properties officeooo:rsid="001a0e4e"/>
    </style:style>
    <style:style style:name="T7" style:family="text">
      <style:text-properties officeooo:rsid="001a4e03"/>
    </style:style>
    <style:style style:name="T8" style:family="text">
      <style:text-properties fo:font-style="normal" officeooo:rsid="001a4e03" style:font-style-asian="normal" style:font-style-complex="normal"/>
    </style:style>
    <style:style style:name="T9" style:family="text">
      <style:text-properties fo:font-style="normal" officeooo:rsid="001b2f94" style:font-style-asian="normal" style:font-style-complex="normal"/>
    </style:style>
    <style:style style:name="T10" style:family="text">
      <style:text-properties fo:font-style="normal" officeooo:rsid="001c238a" style:font-style-asian="normal" style:font-style-complex="normal"/>
    </style:style>
    <style:style style:name="T11" style:family="text">
      <style:text-properties fo:font-style="normal" officeooo:rsid="001cd4dc" style:font-style-asian="normal" style:font-style-complex="normal"/>
    </style:style>
    <style:style style:name="T12" style:family="text">
      <style:text-properties fo:font-style="normal" officeooo:rsid="001e32b9" style:font-style-asian="normal" style:font-style-complex="normal"/>
    </style:style>
    <style:style style:name="T13" style:family="text">
      <style:text-properties fo:font-style="normal" officeooo:rsid="002013ef" style:font-style-asian="normal" style:font-style-complex="normal"/>
    </style:style>
    <style:style style:name="T14" style:family="text">
      <style:text-properties fo:font-style="normal" officeooo:rsid="0021e801" style:font-style-asian="normal" style:font-style-complex="normal"/>
    </style:style>
    <style:style style:name="T15" style:family="text">
      <style:text-properties fo:font-style="normal" officeooo:rsid="00225262" style:font-style-asian="normal" style:font-style-complex="normal"/>
    </style:style>
    <style:style style:name="T16" style:family="text">
      <style:text-properties fo:font-weight="bold"/>
    </style:style>
    <style:style style:name="T17" style:family="text">
      <style:text-properties fo:font-style="italic"/>
    </style:style>
    <style:style style:name="T18" style:family="text">
      <style:text-properties fo:font-style="italic" fo:font-weight="bold"/>
    </style:style>
    <style:style style:name="T19" style:family="text">
      <style:text-properties officeooo:rsid="001e32b9"/>
    </style:style>
    <style:style style:name="T20" style:family="text">
      <style:text-properties officeooo:rsid="00252a0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64cm" fo:margin-right="0.064cm" fo:margin-top="0cm" fo:margin-bottom="0cm" style:vertical-pos="top" style:vertical-rel="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Problems with parallel computing</text:span></text:p>
      <text:p text:style-name="P1"><text:span text:style-name="T1"/></text:p>
      <text:p text:style-name="P4"><text:span text:style-name="T2">Although parallel </text:span><text:span text:style-name="T4">computing</text:span><text:span text:style-name="T2"> has many advantages there are, as expected, problems related to th</text:span><text:span text:style-name="T3">e implementation of this </text:span><text:span text:style-name="T4">computational</text:span><text:span text:style-name="T3"> approach.</text:span><text:span text:style-name="T2"> </text:span></text:p>
      <text:p text:style-name="P2"><text:span text:style-name="T2"/></text:p>
      <text:p text:style-name="P3"><text:span text:style-name="T5">Structuring tasks so that certain tasks can execute at the same time</text:span></text:p>
      <text:p text:style-name="P4"><text:span text:style-name="T5">preserving the sequence of tasks </text:span><text:span text:style-name="T6">w</text:span><text:span text:style-name="T5">hich must be executed serially</text:span></text:p>
      <text:p text:style-name="P4"><text:span text:style-name="T5"/></text:p>
      <text:p text:style-name="P5"><text:span text:style-name="T7">copy and pasted</text:span></text:p>
      <text:p text:style-name="P5"><text:span text:style-name="T8"/></text:p>
      <text:p text:style-name="P13"><text:span text:style-name="T8">Factors to Consider: </text:span></text:p>
      <text:list xml:id="list42741884" text:style-name="L1">
        <text:list-header>
          <text:p text:style-name="P12">There are a number of important factors to consider when designing your program's inter-task communications: </text:p>
        </text:list-header>
        <text:list-item>
          <text:p text:style-name="P24"><text:span text:style-name="T16">Cost of communications</text:span> </text:p>
          <text:list>
            <text:list-item>
              <text:p text:style-name="P24">Inter-task communication virtually always implies overhead. </text:p>
            </text:list-item>
            <text:list-item>
              <text:p text:style-name="P24">Machine cycles and resources that could be used for computation are instead used to package and transmit data. </text:p>
            </text:list-item>
            <text:list-item>
              <text:p text:style-name="P24">Communications frequently require some type of synchronization between tasks, which can result in tasks spending time "waiting" instead of doing work. </text:p>
            </text:list-item>
            <text:list-item>
              <text:p text:style-name="P12">Competing communication traffic can saturate the available network bandwidth, further aggravating performance problems. </text:p>
            </text:list-item>
          </text:list>
        </text:list-item>
        <text:list-item>
          <text:p text:style-name="P24"><text:span text:style-name="T16">Latency vs. Bandwidth</text:span> </text:p>
          <text:list>
            <text:list-item>
              <text:p text:style-name="P24"><text:span text:style-name="T18">latency</text:span> is the time it takes to send a minimal (0 byte) message from point A to point B. Commonly expressed as microseconds. </text:p>
            </text:list-item>
            <text:list-item>
              <text:p text:style-name="P24"><text:span text:style-name="T18">bandwidth</text:span> is the amount of data that can be communicated per unit of time. Commonly expressed as megabytes/sec or gigabytes/sec. </text:p>
            </text:list-item>
            <text:list-item>
              <text:p text:style-name="P12">Sending many small messages can cause latency to dominate communication overheads. Often it is more efficient to package small messages into a larger message, thus increasing the effective communications bandwidth. </text:p>
            </text:list-item>
          </text:list>
        </text:list-item>
        <text:list-item>
          <text:p text:style-name="P24"><text:span text:style-name="T16">Visibility of communications</text:span> </text:p>
          <text:list>
            <text:list-item>
              <text:p text:style-name="P24">With the Message Passing Model, communications are explicit and generally quite visible and under the control of the programmer. </text:p>
            </text:list-item>
            <text:list-item>
              <text:p text:style-name="P12">With the Data Parallel Model, communications often occur transparently to the programmer, particularly on distributed memory architectures. The programmer may not even be able to know exactly how inter-task communications are being accomplished. </text:p>
            </text:list-item>
          </text:list>
        </text:list-item>
        <text:list-item>
          <text:p text:style-name="P24"><text:span text:style-name="T16">Synchronous vs. asynchronous communications</text:span> </text:p>
          <text:list>
            <text:list-item>
              <text:p text:style-name="P24">Synchronous communications require some type of "handshaking" between tasks that are sharing data. This can be explicitly structured in code by the programmer, or it may happen at a lower level unknown to the programmer. </text:p>
            </text:list-item>
            <text:list-item>
              <text:p text:style-name="P24">Synchronous communications are often referred to as <text:span text:style-name="T18">blocking</text:span> communications since other work must wait until the communications have completed. </text:p>
            </text:list-item>
            <text:list-item>
              <text:p text:style-name="P24">Asynchronous communications allow tasks to transfer data independently from one another. For example, task 1 can prepare and send a message to task 2, and then immediately begin doing other work. When task 2 actually receives the data doesn't matter. </text:p>
            </text:list-item>
            <text:list-item>
              <text:p text:style-name="P24">Asynchronous communications are often referred to as <text:span text:style-name="T18">non-blocking</text:span> communications since other work can be done while the communications are taking place. </text:p>
            </text:list-item>
            <text:list-item>
              <text:p text:style-name="P12"><text:soft-page-break/>Interleaving computation with communication is the single greatest benefit for using asynchronous communications. </text:p>
            </text:list-item>
          </text:list>
        </text:list-item>
        <text:list-item>
          <text:p text:style-name="P24"><text:span text:style-name="T16">Scope of communications</text:span> </text:p>
          <text:list>
            <text:list-item>
              <text:p text:style-name="P24">Knowing which tasks must communicate with each other is critical during the design stage of a parallel code. Both of the two scopings described below can be implemented synchronously or asynchronously. </text:p>
            </text:list-item>
            <text:list-item>
              <text:p text:style-name="P24"><text:span text:style-name="T18">Point-to-point</text:span> - involves two tasks with one task acting as the sender/producer of data, and the other acting as the receiver/consumer. </text:p>
            </text:list-item>
            <text:list-item>
              <text:p text:style-name="P12"><text:span text:style-name="T18">Collective</text:span> - involves data sharing between more than two tasks, which are often specified as being members in a common group, or collective. Some common variations (there are more): </text:p>
            </text:list-item>
          </text:list>
        </text:list-item>
      </text:list>
      <text:p text:style-name="Text_20_body"><text:span text:style-name="T16">Efficiency of communications</text:span> </text:p>
      <text:list xml:id="list42732185" text:style-name="L3">
        <text:list-item>
          <text:p text:style-name="P25">Very often, the programmer will have a choice with regard to factors that can affect communications performance. Only a few are mentioned here. </text:p>
        </text:list-item>
        <text:list-item>
          <text:p text:style-name="P25">Which implementation for a given model should be used? Using the Message Passing Model as an example, one MPI implementation may be faster on a given hardware platform than another. </text:p>
        </text:list-item>
        <text:list-item>
          <text:p text:style-name="P25">What type of communication operations should be used? As mentioned previously, asynchronous communication operations can improve overall program performance. </text:p>
        </text:list-item>
        <text:list-item>
          <text:p text:style-name="P15">Network media - some platforms may offer more than one network for communications. Which one is best? </text:p>
        </text:list-item>
      </text:list>
      <text:list xml:id="list42729808" text:style-name="L4">
        <text:list-item>
          <text:p text:style-name="P16"><text:span text:style-name="T16">Overhead and Complexity</text:span> </text:p>
        </text:list-item>
      </text:list>
      <text:p text:style-name="Text_20_body"><text:s/></text:p>
      <text:list xml:id="list42727126" text:style-name="L5">
        <text:list-item>
          <text:p text:style-name="P17">Finally, realize that this is only a partial list of things to consider!!! </text:p>
        </text:list-item>
      </text:list>
      <text:p text:style-name="P5"><text:a xlink:type="simple" xlink:href="https://computing.llnl.gov/tutorials/parallel_comp/#DesignCommunications"><text:span text:style-name="T8">https://computing.llnl.gov/tutorials/parallel_comp/#DesignCommunications</text:span></text:a></text:p>
      <text:p text:style-name="P5"><text:span text:style-name="T8"/></text:p>
      <text:h text:style-name="P39" text:outline-level="2"><text:span text:style-name="T8">Load Balancing</text:span></text:h>
      <text:list xml:id="list43166039" text:style-name="L6">
        <text:list-item>
          <text:p text:style-name="P18">Load balancing refers to the practice of distributing work among tasks so that <text:span text:style-name="T18">all</text:span> tasks are kept busy <text:span text:style-name="T18">all</text:span> of the time. It can be considered a minimization of task idle time. </text:p>
        </text:list-item>
        <text:list-item>
          <text:p text:style-name="P18">Load balancing is important to parallel programs for performance reasons. For example, if all tasks are subject to a barrier synchronization point, the slowest task will determine the overall performance. </text:p>
          <text:p text:style-name="P18"><draw:frame draw:style-name="fr1" draw:name="graphics1" text:anchor-type="as-char" svg:width="8.53cm" svg:height="3.979cm" draw:z-index="0"><draw:image xlink:href="https://computing.llnl.gov/tutorials/parallel_comp/images/load_bal1.gif" xlink:type="simple" xlink:show="embed" xlink:actuate="onLoad"/><svg:title>Load Imbalance</svg:title></draw:frame> </text:p>
        </text:list-item>
      </text:list>
      <text:p text:style-name="Text_20_body"><draw:frame draw:style-name="fr2" draw:name="graphics2" text:anchor-type="as-char" svg:width="1.997cm" svg:height="0.998cm" draw:z-index="1"><draw:image xlink:href="https://computing.llnl.gov/tutorials/images/arrowBullet.gif" xlink:type="simple" xlink:show="embed" xlink:actuate="onLoad"/></draw:frame> How to Achieve Load Balance: </text:p>
      <text:list xml:id="list43174450" text:style-name="L7">
        <text:list-item>
          <text:p text:style-name="P26"><text:span text:style-name="T16">Equally partition the work each task receives</text:span> </text:p>
          <text:list>
            <text:list-item>
              <text:p text:style-name="P26">For array/matrix operations where each task performs similar work, evenly distribute <text:soft-page-break/>the data set among the tasks. </text:p>
            </text:list-item>
            <text:list-item>
              <text:p text:style-name="P26">For loop iterations where the work done in each iteration is similar, evenly distribute the iterations across the tasks. </text:p>
            </text:list-item>
            <text:list-item>
              <text:p text:style-name="P19">If a heterogeneous mix of machines with varying performance characteristics are being used, be sure to use some type of performance analysis tool to detect any load imbalances. Adjust work accordingly. </text:p>
            </text:list-item>
          </text:list>
        </text:list-item>
        <text:list-item>
          <text:p text:style-name="P26"><text:span text:style-name="T16">Use dynamic work assignment</text:span> </text:p>
          <text:list>
            <text:list-item>
              <text:p text:style-name="P26">Certain classes of problems result in load imbalances even if data is evenly distributed among tasks: </text:p>
              <text:list>
                <text:list-item>
                  <text:p text:style-name="P26">Sparse arrays - some tasks will have actual data to work on while others have mostly "zeros". </text:p>
                </text:list-item>
                <text:list-item>
                  <text:p text:style-name="P26">Adaptive grid methods - some tasks may need to refine their mesh while others don't. </text:p>
                </text:list-item>
                <text:list-item>
                  <text:p text:style-name="P26"><text:span text:style-name="T17">N</text:span>-body simulations - where some particles may migrate to/from their original task domain to another task's; where the particles owned by some tasks require more work than those owned by other tasks. </text:p>
                </text:list-item>
              </text:list>
            </text:list-item>
            <text:list-item>
              <text:p text:style-name="P26">When the amount of work each task will perform is intentionally variable, or is unable to be predicted, it may be helpful to use a <text:span text:style-name="T18">scheduler - task pool</text:span> approach. As each task finishes its work, it queues to get a new piece of work. </text:p>
            </text:list-item>
            <text:list-item>
              <text:p text:style-name="P19">It may become necessary to design an algorithm which detects and handles load imbalances as they occur dynamically within the code. </text:p>
            </text:list-item>
          </text:list>
        </text:list-item>
      </text:list>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13"><text:span text:style-name="T8">In general, parallel applications are much more complex than corresponding serial applications, perhaps an order of magnitude. Not only do you have multiple instruction streams executing at the same time, but you also have data flowing between them. </text:span></text:p>
      <text:list xml:id="list43461944" text:style-name="L9">
        <text:list-item>
          <text:p text:style-name="P20">The costs of complexity are measured in programmer time in virtually every aspect of the software development cycle: </text:p>
        </text:list-item>
      </text:list>
      <text:list xml:id="list43432813" text:style-name="L10">
        <text:list-item>
          <text:p text:style-name="P27">Design </text:p>
        </text:list-item>
        <text:list-item>
          <text:p text:style-name="P27">Coding </text:p>
        </text:list-item>
        <text:list-item>
          <text:p text:style-name="P27">Debugging </text:p>
        </text:list-item>
        <text:list-item>
          <text:p text:style-name="P27">Tuning </text:p>
        </text:list-item>
        <text:list-item>
          <text:p text:style-name="P21">Maintenance </text:p>
        </text:list-item>
      </text:list>
      <text:list xml:id="list43462734" text:style-name="L11">
        <text:list-item>
          <text:p text:style-name="P22">Adhering to "good" software development practices is essential when when working with parallel applications - especially if somebody besides you will have to work with the software. </text:p>
        </text:list-item>
      </text:list>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oft-page-break/><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14"><text:span text:style-name="Strong_20_Emphasis"><text:span text:style-name="T9">http://blogs.intel.com/intellabs/2007/08/03/what_makes_parallel_programmin/</text:span></text:span></text:p>
      <text:p text:style-name="P13"><text:span text:style-name="Strong_20_Emphasis"><text:span text:style-name="T8">Avoiding The Bugs</text:span></text:span><text:span text:style-name="T8">: Threads executing at the same time, accessing data at the same time introduces a new class of bugs that are really difficult to reason about and, in some cases, reliably find. These are called “data races”…termed such because the result of the computation often depends on the result of multiple threads racing to write a shared object. Programmers have to be careful to make sure that any accesses to shared data objects are well coordinated. There are some pretty subtle issues here, but even a simple example illustrates the complex interactions. If two threads attempt to swap two variables, one of which is shared, as illustrated in pseudocode below, several outcomes are possible. First, the two swaps might not overlap at all, so that the outcome is correct. However, there are several possible interleavings should these overlap. One bad outcome is when the assignments “</text:span><text:span text:style-name="Emphasis"><text:span text:style-name="T7">B = </text:span></text:span><text:span text:style-name="T8">A” are interleaved between the two swaps: we’d end up losing the value of either “c” or “b”. </text:span></text:p>
      <text:p text:style-name="Preformatted_20_Text"/>
      <text:p text:style-name="Preformatted_20_Text"><text:span text:style-name="Source_20_Text">swap(int</text:span><text:span text:style-name="Source_20_Text"><text:span text:style-name="Emphasis"> A, int</text:span></text:span><text:span text:style-name="Source_20_Text"> B) {</text:span></text:p>
      <text:p text:style-name="Preformatted_20_Text"><text:span text:style-name="Source_20_Text">int tmp = </text:span><text:span text:style-name="Source_20_Text"><text:span text:style-name="Emphasis">B;</text:span></text:span></text:p>
      <text:p text:style-name="Preformatted_20_Text"><text:span text:style-name="Source_20_Text">B = </text:span><text:span text:style-name="Source_20_Text"><text:span text:style-name="Emphasis">A;</text:span></text:span></text:p>
      <text:p text:style-name="Preformatted_20_Text"><text:span text:style-name="Source_20_Text">A = tmp;</text:span></text:p>
      <text:p text:style-name="Preformatted_20_Text"><text:span text:style-name="Source_20_Text">}</text:span></text:p>
      <text:p text:style-name="Preformatted_20_Text"><text:span text:style-name="Source_20_Text">int a, b, c;</text:span></text:p>
      <text:p text:style-name="Preformatted_20_Text"><text:span text:style-name="Source_20_Text">/</text:span><text:span text:style-name="Source_20_Text"><text:span text:style-name="Emphasis">thread 1</text:span></text:span><text:span text:style-name="Source_20_Text">/ {</text:span></text:p>
      <text:p text:style-name="Preformatted_20_Text"><text:span text:style-name="Source_20_Text">…</text:span></text:p>
      <text:p text:style-name="Preformatted_20_Text"><text:span text:style-name="Source_20_Text">swap(&amp;c, &amp;a);</text:span></text:p>
      <text:p text:style-name="Preformatted_20_Text"><text:span text:style-name="Source_20_Text">…</text:span></text:p>
      <text:p text:style-name="Preformatted_20_Text"><text:span text:style-name="Source_20_Text">}</text:span></text:p>
      <text:p text:style-name="Preformatted_20_Text"><text:span text:style-name="Source_20_Text">/</text:span><text:span text:style-name="Source_20_Text"><text:span text:style-name="Emphasis">thread 2</text:span></text:span><text:span text:style-name="Source_20_Text">/ {</text:span></text:p>
      <text:p text:style-name="Preformatted_20_Text"><text:span text:style-name="Source_20_Text">…</text:span></text:p>
      <text:p text:style-name="Preformatted_20_Text"><text:span text:style-name="Source_20_Text">swap(&amp;b, &amp;a);</text:span></text:p>
      <text:p text:style-name="Preformatted_20_Text"><text:span text:style-name="Source_20_Text">…</text:span></text:p>
      <text:p text:style-name="Preformatted_20_Text"><text:span text:style-name="Source_20_Text">}</text:span></text:p>
      <text:p text:style-name="P40"/>
      <text:p text:style-name="P6"><text:span text:style-name="T10">http://software.intel.com/en-us/blogs/2008/12/31/top-10-challenges-in-parallel-computing</text:span></text:p>
      <text:p text:style-name="P13"><text:span text:style-name="T8"/></text:p>
      <text:p text:style-name="P23">Finding concurrency in a program - how to help programmers “think parallel”?</text:p>
      <text:p text:style-name="P23"/>
      <text:list xml:id="list43550470" text:style-name="L13">
        <text:list-item>
          <text:p text:style-name="P28"/>
        </text:list-item>
      </text:list>
      <text:p text:style-name="P23">Scheduling tasks at the right granularity onto the processors of a parallel machine.</text:p>
      <text:p text:style-name="P23"/>
      <text:list xml:id="list43558983" text:style-name="L14">
        <text:list-item>
          <text:p text:style-name="P29"/>
        </text:list-item>
      </text:list>
      <text:p text:style-name="P23"><text:soft-page-break/>The data locality problem: associating data with tasks and doing it in a way that our target audience will be able to use correctly.</text:p>
      <text:p text:style-name="P23"/>
      <text:list xml:id="list43541368" text:style-name="L15">
        <text:list-item>
          <text:p text:style-name="P30"/>
        </text:list-item>
      </text:list>
      <text:p text:style-name="P23">Scalability support in hardware: bandwidth and latencies to memory plus interconnects between processing elements.</text:p>
      <text:p text:style-name="P23"/>
      <text:list xml:id="list43562813" text:style-name="L16">
        <text:list-item>
          <text:p text:style-name="P31"/>
        </text:list-item>
      </text:list>
      <text:p text:style-name="P23">Scalability support in software: libraries, scalable algorithms, and adaptive runtimes to map high level software onto platform details.</text:p>
      <text:p text:style-name="P23"/>
      <text:list xml:id="list43566423" text:style-name="L17">
        <text:list-item>
          <text:p text:style-name="P32"/>
        </text:list-item>
      </text:list>
      <text:p text:style-name="P23">Synchronization constructs (and protocols) that enable programmers write programs free from deadlock and race conditions.</text:p>
      <text:p text:style-name="P23"/>
      <text:list xml:id="list43545213" text:style-name="L18">
        <text:list-item>
          <text:p text:style-name="P33"/>
        </text:list-item>
      </text:list>
      <text:p text:style-name="P23">Tools, API’s and methodologies to support the debugging process.</text:p>
      <text:p text:style-name="P23"/>
      <text:list xml:id="list43567516" text:style-name="L19">
        <text:list-item>
          <text:p text:style-name="P34"/>
        </text:list-item>
      </text:list>
      <text:p text:style-name="P23">Error recovery and support for fault tolerance.</text:p>
      <text:p text:style-name="P23"/>
      <text:list xml:id="list43563448" text:style-name="L20">
        <text:list-item>
          <text:p text:style-name="P35"/>
        </text:list-item>
      </text:list>
      <text:p text:style-name="P23">Support for good software engineering practices: composability, incremental parallelism, and code reuse.</text:p>
      <text:p text:style-name="P23"/>
      <text:list xml:id="list43554156" text:style-name="L21">
        <text:list-item>
          <text:p text:style-name="P36"/>
        </text:list-item>
      </text:list>
      <text:p text:style-name="P23">Support for portable performance. What are the right models (or abstractions) so programmers can write code once and expect it to execute well on the important parallel platforms?</text:p>
      <text:p text:style-name="P5"><text:span text:style-name="T8"/></text:p>
      <text:p text:style-name="P5"><text:span text:style-name="T8"/></text:p>
      <text:p text:style-name="P7"><text:span text:style-name="T11">Llok at</text:span></text:p>
      <text:p text:style-name="P7"><text:a xlink:type="simple" xlink:href="http://www.drdobbs.com/top-10-challenges-in-parallel-computing/212700369"><text:span text:style-name="T11">http://www.drdobbs.com/top-10-challenges-in-parallel-computing/212700369</text:span></text:a></text:p>
      <text:p text:style-name="P7"><text:span text:style-name="T11"/></text:p>
      <text:p text:style-name="P8"><text:span text:style-name="T19">amdhals law</text:span></text:p>
      <text:p text:style-name="P8"><text:span text:style-name="T12"><text:s/>proportion speed up p</text:span></text:p>
      <text:p text:style-name="P8"><text:span text:style-name="T12">speeedup </text:span><text:span text:style-name="T14">s</text:span></text:p>
      <text:p text:style-name="P9"><text:span text:style-name="T14">number of processors</text:span></text:p>
      <text:p text:style-name="P38"><text:span text:style-name="T14">s(n) = </text:span><text:span text:style-name="T13">1/((1-p)+(p/</text:span><text:span text:style-name="T14">n</text:span><text:span text:style-name="T13">))</text:span></text:p>
      <text:p text:style-name="P38"><text:span text:style-name="T13"/></text:p>
      <text:p text:style-name="P38"><text:span text:style-name="T13"/></text:p>
      <text:p text:style-name="P10"><text:a xlink:type="simple" xlink:href="http://www.intel.com/technology/itj/2007/v11i4/3-development/4-challenges.htm"><text:span text:style-name="T15">http://www.intel.com/technology/itj/2007/v11i4/3-development/4-challenges.htm</text:span></text:a></text:p>
      <text:p text:style-name="P10"><text:span text:style-name="T15"/></text:p>
      <text:h text:style-name="P37" text:outline-level="3"><text:span text:style-name="T15">CHALLENGES OF PARALLEL PROGRAMMING</text:span></text:h>
      <text:p text:style-name="Text_20_body"><text:span text:style-name="Strong_20_Emphasis">Parallel Overhead</text:span></text:p>
      <text:p text:style-name="Text_20_body">Parallel overhead refers to the amount of time required to coordinate parallel tasks as opposed to doing useful work. Typical parallel overhead includes the time to start/terminate a task, the time to pass messages between tasks, synchronization time, and other extra computation time. When parallelizing a serial application, overhead is inevitable. Developers have to estimate the potential cost and try to avoid unnecessary overhead caused by inefficient design or operations.</text:p>
      <text:p text:style-name="Text_20_body"><text:soft-page-break/><text:span text:style-name="Strong_20_Emphasis">Synchronization</text:span></text:p>
      <text:p text:style-name="Text_20_body">Synchronization is necessary in multi-threading programs to prevent race conditions. Synchronization limits parallel efficiency even more than parallel overhead in that it serializes parts of the program. Improper synchronization methods may cause incorrect results from the program. Developers are responsible for pinpointing the shared resources that may cause race conditions in a multi-threaded program, and they are responsible also for adopting proper synchronization structures and methods to make sure resources are accessed in the correct order without inflicting too much of a performance penalty. </text:p>
      <text:p text:style-name="Text_20_body"><text:span text:style-name="Strong_20_Emphasis">Load Balance</text:span></text:p>
      <text:p text:style-name="Text_20_body">Load balance is important in a threaded application because poor load balance causes under utilization of processors. After one task finishes its job on a processor, the processor is idle until new tasks are assigned to it. In order to achieve the optimal performance result, developers need to find out where the imbalance of the work load lies between different threads running on the processors and fix this imbalance by spreading out the work more evenly for each thread.</text:p>
      <text:p text:style-name="Text_20_body"><text:span text:style-name="Strong_20_Emphasis">Granularity</text:span></text:p>
      <text:p text:style-name="Text_20_body">For a task that can be divided and performed concurrently by several subtasks, it is usually more efficient to introduce threads to perform some subtasks. However, there is always a tipping point where performance cannot be improved by dividing a task into smaller-sized tasks (or introducing more threads). The reasons for this are 1) multi-threading causes extra overhead; 2) the degree of concurrency is limited by the number of processors; and 3) for most of the time, one subtask's execution is dependent on another's completion. That is why developers have to decide to what extent they make their application parallel. The bottom line is that the amount of work per each independent task should be sufficient to leverage the threading cost.</text:p>
      <text:p text:style-name="P10"><text:span text:style-name="T15"/></text:p>
      <text:p text:style-name="P10"><text:span text:style-name="T15"/></text:p>
      <text:p text:style-name="P10"><text:span text:style-name="T15"/></text:p>
      <text:p text:style-name="P11"><text:span text:style-name="T20">http://software.intel.com/en-us/articles/what-the-is-parallelism-anyhow-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21:58:25.35</meta:creation-date>
    <dc:date>2013-03-07T00:00:24.17</dc:date>
    <meta:editing-duration>PT2H52S</meta:editing-duration>
    <meta:editing-cycles>16</meta:editing-cycles>
    <meta:generator>LibreOffice/3.6$Windows_x86 LibreOffice_project/2ef5aff-a6fb0ff-166bdff-cf087ad-0f1389</meta:generator>
    <meta:document-statistic meta:table-count="0" meta:image-count="2" meta:object-count="0" meta:page-count="6" meta:paragraph-count="109" meta:word-count="1755" meta:character-count="11543" meta:non-whitespace-character-count="9883"/>
  </office:meta>
</office:document-meta>
</file>